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s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oles.get(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.removeAll( Roles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s.getDependentRoles( String perm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oles.containsAll( Roles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les.Roles( String applicationName , Role [ ] rol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oles.checkApplicationName( Roles ro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les.equals( Object th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les.getDependentRoles( Permission per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ole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.addAll( Roles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les.retainAll( Roles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s.contains(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.contains( Role ro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les.getApplic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